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PostingsDocsWriter.setField(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atPostingsDocs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PostingsDocsWriter.addDoc( int docID , int termDocFreq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rmatPostingsDocsWriter.fini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atPostingsDocsWriter.FormatPostingsDocsWriter( SegmentWriteState state , FormatPostingsTermsWrit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